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0C868F9FC5A374392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95cm" fo:min-width="6.9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87cm" fo:min-width="6.82cm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top" draw:auto-grow-height="false" fo:min-height="7.87cm" fo:min-width="6.8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7cm" fo:min-width="6.82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none" draw:fill="none" fo:min-height="0.713cm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9.15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pr8" style:family="presentation" style:parent-style-name="Default_20_1-title">
      <style:graphic-properties fo:min-height="3.506cm"/>
    </style:style>
    <style:style style:name="pr9" style:family="presentation" style:parent-style-name="Default_20_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ourier 10 Pitch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10 Pitch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3 (part 2) </text:span></text:p>
            <text:p><text:span text:style-name="T1">Enterprise Information System Patterns </text:span></text:p>
            <text:p/>
            <text:p>Dr Laurence Dawson</text:p>
            <text:p>laurence.dawson@kcl.ac.uk</text:p>
            <text:p>contact@laurencedawson.com</text:p>
            <text:p/>
            <text:p>29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Ent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business tier pattern uses entity beans to manage a set of interrelated persistent objects, to improve efficiency</text:p>
                <text:p/>
              </text:list-item>
              <text:list-item>
                <text:p>If entity beans are used to represent individual persistent objects (e.g. rows of a relational database table), this can cause inefficiency in access due to the potentially remote nature of all entity bean method calls. Also it leads to very many classes</text:p>
                <text:p/>
              </text:list-item>
              <text:list-item>
                <text:p>Instead, this pattern groups related objects into single entity be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draw:style-name="gr2" draw:text-style-name="P2" draw:layer="layout" svg:width="10.014cm" svg:height="0.963cm" svg:x="0.386cm" svg:y="17.4cm">
          <draw:text-box>
            <text:p>Class diagram of composite entity</text:p>
          </draw:text-box>
        </draw:frame>
        <draw:custom-shape draw:style-name="gr3" draw:text-style-name="P4" draw:layer="layout" svg:width="7.4cm" svg:height="5.2cm" svg:x="3.2cm" svg:y="4cm">
          <text:p text:style-name="P3"><text:span text:style-name="T2">&lt;&lt;entity bean&gt;&gt;</text:span></text:p>
          <text:p text:style-name="P3"><text:span text:style-name="T2"/></text:p>
          <text:p text:style-name="P3"><text:span text:style-name="T2">Composite</text:span></text:p>
          <text:p text:style-name="P3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5.2cm" svg:x="16.8cm" svg:y="2.2cm">
          <text:p text:style-name="P3"><text:span text:style-name="T2">MasterObje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5.2cm" svg:x="16.8cm" svg:y="10.1cm">
          <text:p text:style-name="P3"><text:span text:style-name="T2">Dependent</text:span></text:p>
          <text:p text:style-name="P3"><text:span text:style-name="T2">Objec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2cm" svg:y1="7.4cm" svg:x2="20.2cm" svg:y2="10.1cm">
          <text:p/>
        </draw:line>
        <draw:frame draw:style-name="gr6" draw:text-style-name="P6" draw:layer="layout" svg:width="0.853cm" svg:height="0.962cm" svg:x="20.6cm" svg:y="7.7cm">
          <draw:text-box>
            <text:p>1</text:p>
          </draw:text-box>
        </draw:frame>
        <draw:frame draw:style-name="gr6" draw:text-style-name="P6" draw:layer="layout" svg:width="0.748cm" svg:height="0.962cm" svg:x="20.601cm" svg:y="9cm">
          <draw:text-box>
            <text:p>*</text:p>
          </draw:text-box>
        </draw:frame>
        <draw:line draw:style-name="gr7" draw:text-style-name="P5" draw:layer="layout" svg:x1="10.6cm" svg:y1="6.8cm" svg:x2="16.8cm" svg:y2="4.6cm">
          <text:p/>
        </draw:line>
        <draw:line draw:style-name="gr7" draw:text-style-name="P5" draw:layer="layout" svg:x1="24.2cm" svg:y1="12.6cm" svg:x2="25.8cm" svg:y2="12.6cm">
          <text:p/>
        </draw:line>
        <draw:line draw:style-name="gr7" draw:text-style-name="P5" draw:layer="layout" svg:x1="25.8cm" svg:y1="17.8cm" svg:x2="25.8cm" svg:y2="12.6cm">
          <text:p/>
        </draw:line>
        <draw:line draw:style-name="gr7" draw:text-style-name="P5" draw:layer="layout" svg:x1="25.8cm" svg:y1="17.8cm" svg:x2="22cm" svg:y2="17.8cm">
          <text:p/>
        </draw:line>
        <draw:line draw:style-name="gr8" draw:text-style-name="P5" draw:layer="layout" svg:x1="22cm" svg:y1="17.8cm" svg:x2="22cm" svg:y2="15.3cm">
          <text:p/>
        </draw:line>
        <draw:frame draw:style-name="gr6" draw:text-style-name="P6" draw:layer="layout" svg:width="0.853cm" svg:height="0.962cm" svg:x="24.4cm" svg:y="11.4cm">
          <draw:text-box>
            <text:p>1</text:p>
          </draw:text-box>
        </draw:frame>
        <draw:frame draw:style-name="gr6" draw:text-style-name="P6" draw:layer="layout" svg:width="0.748cm" svg:height="0.962cm" svg:x="22.252cm" svg:y="15.438cm">
          <draw:text-box>
            <text:p>*</text:p>
          </draw:text-box>
        </draw:frame>
        <draw:frame draw:style-name="gr6" draw:text-style-name="P6" draw:layer="layout" svg:width="2.86cm" svg:height="0.962cm" svg:x="18.8cm" svg:y="16cm">
          <draw:text-box>
            <text:p>contains</text:p>
          </draw:text-box>
        </draw:frame>
        <draw:frame draw:style-name="gr6" draw:text-style-name="P6" draw:layer="layout" svg:width="2.86cm" svg:height="0.962cm" svg:x="16.8cm" svg:y="8.638cm">
          <draw:text-box>
            <text:p>contains</text:p>
          </draw:text-box>
        </draw:frame>
        <draw:frame draw:style-name="gr6" draw:text-style-name="P6" draw:layer="layout" svg:width="2.86cm" svg:height="0.962cm" svg:x="12cm" svg:y="3.638cm">
          <draw:text-box>
            <text:p>contai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lements of the pattern are:</text:p>
                <text:list>
                  <text:list-item>
                    <text:p><text:span text:style-name="T1">Composite Entity</text:span>: coarse-grained entity bean. It may itself be the ‘master object’ of a group of entities, or hold a reference to this. All accesses to the master and its dependents go via this bean</text:p>
                  </text:list-item>
                  <text:list-item>
                    <text:p><text:span text:style-name="T1">Master Object</text:span>: main object of a set of related objects, e.g., a ‘Bill’ object has subordinate ‘Bill Item’ and ‘Payment’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lements (cont.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1">Dependent Object</text:span>: subordinate objects of set. Each can have its own dependents. Dependent objects cannot be shared with other object sets</text:p>
                    <text:p/>
                  </text:list-item>
                </text:list>
                <text:p>Parts of a master object belong to the same composite entity set as the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Java Implementation</text:p>
          </draw:text-box>
        </draw:frame>
        <draw:frame presentation:style-name="pr9" draw:text-style-name="P8" draw:layer="layout" svg:width="25.199cm" svg:height="12.179cm" svg:x="1.4cm" svg:y="4.914cm" presentation:class="outline">
          <draw:text-box>
            <text:list text:style-name="L2">
              <text:list-header>
                <text:p text:style-name="P8"><text:span text:style-name="T3">public class BillEntity implements EntityBean</text:span></text:p>
                <text:p text:style-name="P8"><text:span text:style-name="T3">{ </text:span></text:p>
                <text:list>
                  <text:list-header>
                    <text:p text:style-name="P8"><text:span text:style-name="T3">public int billTotal = 0;</text:span></text:p>
                    <text:p text:style-name="P8"><text:span text:style-name="T3">// of BillItem</text:span></text:p>
                    <text:p text:style-name="P8"><text:span text:style-name="T3">public List billItems = new ArrayList(); </text:span></text:p>
                    <text:p text:style-name="P8"><text:span text:style-name="T3"/></text:p>
                    <text:p><text:span text:style-name="T3">// of Payment</text:span></text:p>
                    <text:p text:style-name="P8"><text:span text:style-name="T3">public List payments = new ArrayList(); </text:span></text:p>
                    <text:p text:style-name="P8"><text:span text:style-name="T3">...</text:span></text:p>
                  </text:list-header>
                </text:list>
                <text:p text:style-name="P8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Java Implementation (cont.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Subordinate classes, BillItem and Payment, do not need their own entity beans. Can be standard Java cla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Guidelines for composite objec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If there is association E → D and no other association to D, put E and D in same entity bean</text:p>
                <text:p/>
              </text:list-item>
              <text:list-item>
                <text:p>Put subclasses of a class in same entity bean as it</text:p>
                <text:p/>
              </text:list-item>
              <text:list-item>
                <text:p>Put aggregate part classes of class in same entity bean as it.</text:p>
                <text:p/>
              </text:list-item>
              <text:list-item>
                <text:p>If D is a target of several associations E → D, F → D, etc, choose the association through which most accesses/use cases will be carried out, and make D part of the same entity bean as the class at the other end of that associ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Value List Handler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This integration tier pattern has the purpose to manage a list of data items/objects to be presented to clients. It provides an iterator-style interface allowing navigation of such lists</text:p>
                <text:p/>
              </text:list-item>
              <text:list-item>
                <text:p>The result data lists produced by database searches can be very large, so it is impractical to represent the whole set in memory at once. This pattern provides a means to access result lists element by el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custom-shape draw:style-name="gr9" draw:text-style-name="P10" draw:layer="layout" svg:width="7.4cm" svg:height="8.2cm" svg:x="1.2cm" svg:y="1.2cm">
          <text:p text:style-name="P9"><text:span text:style-name="T2">&lt;&lt;interface&gt;&gt;</text:span></text:p>
          <text:p text:style-name="P9"><text:span text:style-name="T2">ValueListIterator</text:span></text:p>
          <text:p text:style-name="P9"><text:span text:style-name="T2"/></text:p>
          <text:p text:style-name="P9"><text:span text:style-name="T2"/></text:p>
          <text:p text:style-name="P9"><text:span text:style-name="T4">getSize(): Integer</text:span></text:p>
          <text:p text:style-name="P9"><text:span text:style-name="T4">getCurrent(): Object</text:span></text:p>
          <text:p text:style-name="P9"><text:span text:style-name="T4">getNext()</text:span></text:p>
          <text:p text:style-name="P9"><text:span text:style-name="T4">reset()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2cm" svg:y1="3.8cm" svg:x2="8.6cm" svg:y2="3.8cm">
          <text:p/>
        </draw:line>
        <draw:custom-shape draw:style-name="gr10" draw:text-style-name="P4" draw:layer="layout" svg:width="7.4cm" svg:height="3.4cm" svg:x="3cm" svg:y="11cm">
          <text:p text:style-name="P3"><text:span text:style-name="T2">ValueListHand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16.8cm" svg:y="9.4cm">
          <text:p text:style-name="P3"><text:span text:style-name="T2">ValueLis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13.6cm" svg:y="14.6cm">
          <text:p text:style-name="P3"><text:span text:style-name="T2">DataAccessOb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15.8cm" svg:y="2.8cm">
          <text:p text:style-name="P3"><text:span text:style-name="T2">ValueObjec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.2cm" svg:y1="11cm" svg:x2="5.4cm" svg:y2="9.4cm">
          <text:p/>
        </draw:line>
        <draw:line draw:style-name="gr8" draw:text-style-name="P5" draw:layer="layout" svg:x1="10.4cm" svg:y1="12.4cm" svg:x2="16.8cm" svg:y2="11.2cm">
          <text:p/>
        </draw:line>
        <draw:line draw:style-name="gr8" draw:text-style-name="P5" draw:layer="layout" svg:x1="17.2cm" svg:y1="14.6cm" svg:x2="20.8cm" svg:y2="12.8cm">
          <text:p/>
        </draw:line>
        <draw:line draw:style-name="gr7" draw:text-style-name="P5" draw:layer="layout" svg:x1="20.8cm" svg:y1="9.4cm" svg:x2="19.4cm" svg:y2="6.2cm">
          <text:p/>
        </draw:line>
        <draw:frame draw:style-name="gr11" draw:text-style-name="P12" draw:layer="layout" svg:width="4.4cm" svg:height="1.356cm" svg:x="20.2cm" svg:y="6.238cm">
          <draw:text-box>
            <text:p text:style-name="P11"><text:span text:style-name="T5">*</text:span></text:p>
          </draw:text-box>
        </draw:frame>
        <draw:frame draw:style-name="gr6" draw:text-style-name="P6" draw:layer="layout" svg:width="2.581cm" svg:height="0.962cm" svg:x="12.2cm" svg:y="10cm">
          <draw:text-box>
            <text:p>iterates</text:p>
          </draw:text-box>
        </draw:frame>
        <draw:frame draw:style-name="gr6" draw:text-style-name="P6" draw:layer="layout" svg:width="3.106cm" svg:height="0.962cm" svg:x="20.094cm" svg:y="13.238cm">
          <draw:text-box>
            <text:p>produces</text:p>
          </draw:text-box>
        </draw:frame>
        <draw:frame draw:style-name="gr2" draw:text-style-name="P2" draw:layer="layout" svg:width="6.424cm" svg:height="0.963cm" svg:x="0.6cm" svg:y="17.237cm">
          <draw:text-box>
            <text:p>Structure of value li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lements of the pattern are:</text:p>
                <text:list>
                  <text:list-item>
                    <text:p><text:span text:style-name="T1">ValueListIterator</text:span>: an interface with operations such as getCurrentElement(), getNextElements(int number ), resetIndex () to navigate along the data list</text:p>
                  </text:list-item>
                  <text:list-item>
                    <text:p><text:span text:style-name="T1">ValueListHandler</text:span>: implements ValueListIterator</text:p>
                  </text:list-item>
                  <text:list-item>
                    <text:p><text:span text:style-name="T1">DataAccessObject</text:span>: implements the database/other data access</text:p>
                  </text:list-item>
                  <text:list-item>
                    <text:p><text:span text:style-name="T1">ValueList</text:span>: the actual results of a query. Can be cach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ata Access Objec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This integration tier pattern abstracts from details of particular persistent data storage mechanisms, hiding these details from the business layer</text:p>
                <text:p/>
              </text:list-item>
              <text:list-item>
                <text:p>The variety of different APIs used for persistent data storage</text:p>
                <text:p>(JDBC, JSON, XML, B2B services, etc) makes it difficult to migrate a system if these operations are invoked directly from business objects</text:p>
                <text:p/>
              </text:list-item>
              <text:list-item>
                <text:p>This pattern decouples the business layer from specific data storage technologies, using the DAO to interact with a data source inst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custom-shape draw:style-name="gr10" draw:text-style-name="P4" draw:layer="layout" svg:width="7.4cm" svg:height="3.4cm" svg:x="1.6cm" svg:y="2.2cm">
          <text:p text:style-name="P3"><text:span text:style-name="T2">Business Ob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11.6cm" svg:y="2.2cm">
          <text:p text:style-name="P3"><text:span text:style-name="T2">DataAccesObjec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16.9cm" svg:y="7.7cm">
          <text:p text:style-name="P3"><text:span text:style-name="T2">Data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3.4cm" svg:x="4.8cm" svg:y="12.6cm">
          <text:p text:style-name="P3"><text:span text:style-name="T2">ValueObjec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cm" svg:y1="5.6cm" svg:x2="8cm" svg:y2="12.6cm">
          <text:p/>
        </draw:line>
        <draw:line draw:style-name="gr8" draw:text-style-name="P5" draw:layer="layout" svg:x1="14.8cm" svg:y1="5.6cm" svg:x2="8.6cm" svg:y2="12.6cm">
          <text:p/>
        </draw:line>
        <draw:line draw:style-name="gr7" draw:text-style-name="P5" draw:layer="layout" svg:x1="9cm" svg:y1="3.8cm" svg:x2="11.6cm" svg:y2="3.8cm">
          <text:p/>
        </draw:line>
        <draw:line draw:style-name="gr12" draw:text-style-name="P5" draw:layer="layout" svg:x1="19cm" svg:y1="4.2cm" svg:x2="20.6cm" svg:y2="7.7cm">
          <text:p text:style-name="P3"/>
        </draw:line>
        <draw:frame draw:style-name="gr13" draw:text-style-name="P5" draw:layer="layout" svg:width="3.702cm" svg:height="0.963cm" svg:x="20.298cm" svg:y="4.8cm">
          <draw:text-box>
            <text:p text:style-name="P3">encapsules</text:p>
          </draw:text-box>
        </draw:frame>
        <draw:frame draw:style-name="gr13" draw:text-style-name="P5" draw:layer="layout" svg:width="3.702cm" svg:height="0.963cm" svg:x="8.6cm" svg:y="4.2cm">
          <draw:text-box>
            <text:p text:style-name="P3">uses</text:p>
          </draw:text-box>
        </draw:frame>
        <draw:frame draw:style-name="gr13" draw:text-style-name="P5" draw:layer="layout" svg:width="3.702cm" svg:height="1.673cm" svg:x="2.4cm" svg:y="9.837cm">
          <draw:text-box>
            <text:p text:style-name="P3">obtains / modifies</text:p>
          </draw:text-box>
        </draw:frame>
        <draw:frame draw:style-name="gr13" draw:text-style-name="P5" draw:layer="layout" svg:width="3.702cm" svg:height="1.673cm" svg:x="10.498cm" svg:y="10.6cm">
          <draw:text-box>
            <text:p text:style-name="P3">creates / uses</text:p>
          </draw:text-box>
        </draw:frame>
        <draw:frame draw:style-name="gr2" draw:text-style-name="P2" draw:layer="layout" svg:width="9.21cm" svg:height="0.963cm" svg:x="0.4cm" svg:y="17.237cm">
          <draw:text-box>
            <text:p>Structure of data access obje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Elements of the pattern are:</text:p>
                <text:list>
                  <text:list-item>
                    <text:p><text:span text:style-name="T1">Business Object</text:span><text:span text:style-name="T6">: requires access to some data source. It could</text:span></text:p>
                  </text:list-item>
                  <text:list-item>
                    <text:p><text:span text:style-name="T6">be a session bean, entity bean, etc</text:span></text:p>
                  </text:list-item>
                  <text:list-item>
                    <text:p><text:span text:style-name="T1">Data Access Object</text:span><text:span text:style-name="T6">: allows simplified access to the data source.</text:span></text:p>
                  </text:list-item>
                  <text:list-item>
                    <text:p><text:span text:style-name="T6">Hides details of data source API from business objects</text:span></text:p>
                  </text:list-item>
                  <text:list-item>
                    <text:p><text:span text:style-name="T1">Data Source</text:span><text:span text:style-name="T6">: actual data. Could be a relational or object-oriented database, or XML dataset, etc</text:span></text:p>
                  </text:list-item>
                  <text:list-item>
                    <text:p><text:span text:style-name="T1">Value Object</text:span><text:span text:style-name="T6">: represents data transmitted as a group between the business and data access objec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his part we have described specification and design techniques for enterprise systems</text:p>
                <text:p/>
              </text:list-item>
              <text:list-item>
                <text:p>The key points are:</text:p>
                <text:list>
                  <text:list-item>
                    <text:p>Enterprise information systems typically involve distributed processing, and multiple client applications using same core business functionality and data</text:p>
                    <text:p/>
                  </text:list-item>
                  <text:list-item>
                    <text:p>Business tier of an EIS can be structured around session beans and entity beans, which directly reflect high-level PIM specification of EIS as use cases and class diagr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ummary (cont.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For each constraint of system there should be some component within business tier which is responsible for maintaining the constraint</text:p>
                <text:p/>
              </text:list-item>
              <text:list-item>
                <text:p>Class invariants and local business rules of a class can be maintained by entity bean which implements semantics of cl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68F9FC5A3743921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29 February 2016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office:forms form:automatic-focus="false" form:apply-design-mode="false"/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28T22:58:00.530749939</dc:date>
    <dc:creator>Laurence Dawson</dc:creator>
    <meta:editing-duration>PT11H17M4S</meta:editing-duration>
    <meta:editing-cycles>555</meta:editing-cycles>
    <meta:generator>LibreOffice/5.0.2.2$Linux_X86_64 LibreOffice_project/00m0$Build-2</meta:generator>
    <meta:document-statistic meta:object-count="144"/>
  </office:meta>
</office:document-meta>
</file>